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b4b400" draw:textarea-horizontal-align="justify" draw:textarea-vertical-align="middle" draw:auto-grow-height="false" fo:min-height="1.274cm" fo:min-width="1.486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00b4b4" draw:textarea-horizontal-align="justify" draw:textarea-vertical-align="middle" draw:auto-grow-height="false" fo:min-height="1.274cm" fo:min-width="1.3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274cm" fo:min-width="3.3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274cm" fo:min-width="4.326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b4b400" draw:textarea-horizontal-align="justify" draw:textarea-vertical-align="middle" draw:auto-grow-height="false" fo:min-height="1.274cm" fo:min-width="3.31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00b4b4" draw:textarea-horizontal-align="justify" draw:textarea-vertical-align="middle" draw:auto-grow-height="false" fo:min-height="1.274cm" fo:min-width="3.3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b4b400"/>
      <style:paragraph-properties fo:text-align="center"/>
    </style:style>
    <style:style style:name="P2" style:family="paragraph">
      <loext:graphic-properties draw:fill="solid" draw:fill-color="#00b4b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86cm" svg:height="1.524cm" svg:x="4.926cm" svg:y="3.656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24cm" svg:height="1.524cm" svg:x="6.912cm" svg:y="3.656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492cm" svg:height="1.673cm" svg:x="4.226cm" svg:y="0.083cm">
          <draw:text-box>
            <text:p><text:span text:style-name="T1">Specific </text:span><text:span text:style-name="T1">coupling</text:span></text:p>
          </draw:text-box>
        </draw:frame>
        <draw:frame draw:style-name="gr3" draw:text-style-name="P3" draw:layer="layout" svg:width="12.492cm" svg:height="1.673cm" svg:x="20.036cm" svg:y="0.083cm">
          <draw:text-box>
            <text:p><text:span text:style-name="T1">Gen</text:span><text:span text:style-name="T1">eric </text:span><text:span text:style-name="T1">cou</text:span><text:span text:style-name="T1">plin</text:span><text:span text:style-name="T1">g</text:span></text:p>
          </draw:text-box>
        </draw:frame>
        <draw:custom-shape draw:style-name="gr4" draw:text-style-name="P5" draw:layer="layout" svg:width="3.81cm" svg:height="1.524cm" svg:x="4.926cm" svg:y="3.656cm">
          <text:p text:style-name="P4">Interfac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826cm" svg:height="1.524cm" svg:x="20.266cm" svg:y="1.256cm">
          <text:p text:style-name="P4">Co-simulation </text:p>
          <text:p text:style-name="P4">framewor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24cm" svg:x="0.308cm" svg:y="3.656cm">
          <text:p text:style-name="P4">Simulator 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1.524cm" svg:x="9.606cm" svg:y="3.656cm">
          <text:p text:style-name="P4">Simulato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86cm" svg:height="1.524cm" svg:x="15.802cm" svg:y="1.2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1.524cm" svg:x="15.802cm" svg:y="1.256cm">
          <text:p text:style-name="P4">Interfac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24cm" svg:x="15.802cm" svg:y="3.588cm">
          <text:p text:style-name="P4">Simulator 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1.524cm" svg:x="25.8cm" svg:y="3.588cm">
          <text:p text:style-name="P4">Simulato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24cm" svg:height="1.524cm" svg:x="27.794cm" svg:y="1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1.524cm" svg:x="25.808cm" svg:y="1.27cm">
          <text:p text:style-name="P4">Interface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734cm" svg:y1="3.588cm" svg:x2="16.734cm" svg:y2="2.78cm">
          <text:p/>
        </draw:line>
        <draw:line draw:style-name="gr8" draw:text-style-name="P6" draw:layer="layout" svg:x1="28.826cm" svg:y1="3.588cm" svg:x2="28.826cm" svg:y2="2.78cm">
          <text:p/>
        </draw:line>
        <draw:line draw:style-name="gr8" draw:text-style-name="P6" draw:layer="layout" svg:x1="19.612cm" svg:y1="2.032cm" svg:x2="20.266cm" svg:y2="2.032cm">
          <text:p/>
        </draw:line>
        <draw:line draw:style-name="gr8" draw:text-style-name="P6" draw:layer="layout" svg:x1="25.112cm" svg:y1="2.032cm" svg:x2="25.766cm" svg:y2="2.032cm">
          <text:p/>
        </draw:line>
        <draw:line draw:style-name="gr8" draw:text-style-name="P6" draw:layer="layout" svg:x1="4.118cm" svg:y1="4.318cm" svg:x2="4.926cm" svg:y2="4.318cm">
          <text:p/>
        </draw:line>
        <draw:line draw:style-name="gr8" draw:text-style-name="P6" draw:layer="layout" svg:x1="8.818cm" svg:y1="4.318cm" svg:x2="9.626cm" svg:y2="4.318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1.68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5.8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723cm" svg:x="1cm" svg:y="5.411cm"/>
      <draw:page-thumbnail draw:layer="backgroundobjects" svg:width="8.999cm" svg:height="1.723cm" svg:x="1cm" svg:y="13.987cm"/>
      <draw:page-thumbnail draw:layer="backgroundobjects" svg:width="8.999cm" svg:height="1.723cm" svg:x="1cm" svg:y="22.563cm"/>
      <draw:page-thumbnail draw:layer="backgroundobjects" svg:width="8.999cm" svg:height="1.723cm" svg:x="11cm" svg:y="5.411cm"/>
      <draw:page-thumbnail draw:layer="backgroundobjects" svg:width="8.999cm" svg:height="1.723cm" svg:x="11cm" svg:y="13.987cm"/>
      <draw:page-thumbnail draw:layer="backgroundobjects" svg:width="8.999cm" svg:height="1.723cm" svg:x="11cm" svg:y="22.56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0:57:00.376840432</meta:creation-date>
    <dc:date>2024-01-29T13:27:09.247865505</dc:date>
    <meta:editing-duration>PT13M15S</meta:editing-duration>
    <meta:editing-cycles>4</meta:editing-cycles>
    <meta:generator>LibreOffice/6.4.7.2$Linux_X86_64 LibreOffice_project/40$Build-2</meta:generator>
    <meta:document-statistic meta:object-count="43"/>
  </office:meta>
</office:document-meta>
</file>